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 style:data-style-name="N0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3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07-01-14">
            <text:p text:style-name="P1">07-01-14</text:p>
          </table:table-cell>
          <table:table-cell table:style-name="Tabell1.B1" office:value-type="date" office:date-value="2008-01-14">
            <text:p text:style-name="P1">08-01-14</text:p>
          </table:table-cell>
          <table:table-cell table:style-name="Tabell1.B1" office:value-type="date" office:date-value="2009-01-14">
            <text:p text:style-name="P1">09-01-14</text:p>
          </table:table-cell>
          <table:table-cell table:style-name="Tabell1.B1" office:value-type="date" office:date-value="2010-01-14">
            <text:p text:style-name="P1">10-01-14</text:p>
          </table:table-cell>
          <table:table-cell table:style-name="Tabell1.F1" office:value-type="date" office:date-value="2011-01-14">
            <text:p text:style-name="P1">11-01-14</text:p>
          </table:table-cell>
        </table:table-row>
        <table:table-row>
          <table:table-cell table:style-name="Tabell1.A2" office:value-type="string">
            <text:p text:style-name="P1">Detaljer i CSS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Buggfix, finslip i koden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kriva mer kommentar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Valid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Kontrollera i olika webbläsare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B1" office:value-type="float" office:value="3">
            <text:p text:style-name="Table_20_Contents">3</text:p>
          </table:table-cell>
          <table:table-cell table:style-name="Tabell2.B1">
            <text:p text:style-name="Table_20_Contents"/>
          </table:table-cell>
          <table:table-cell table:style-name="Tabell2.B1">
            <text:p text:style-name="Table_20_Contents"/>
          </table:table-cell>
          <table:table-cell table:style-name="Tabell2.F1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11">
            <text:p text:style-name="Table_20_Contents">11</text:p>
          </table:table-cell>
          <table:table-cell table:style-name="Tabell2.B2" office:value-type="float" office:value="8">
            <text:p text:style-name="Table_20_Contents">8</text:p>
          </table:table-cell>
          <table:table-cell table:style-name="Tabell2.B2" office:value-type="float" office:value="6">
            <text:p text:style-name="Table_20_Contents">6</text:p>
          </table:table-cell>
          <table:table-cell table:style-name="Tabell2.B2" office:value-type="float" office:value="4">
            <text:p text:style-name="Table_20_Contents">4</text:p>
          </table:table-cell>
          <table:table-cell table:style-name="Tabell2.F2" office:value-type="float" office:value="2">
            <text:p text:style-name="Table_20_Contents">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8T12:16:51.17</dc:date>
    <dc:creator>Henrik Gabrielsson</dc:creator>
    <meta:editing-duration>PT58M49S</meta:editing-duration>
    <meta:editing-cycles>16</meta:editing-cycles>
    <meta:generator>OpenOffice/4.0.1$Win32 OpenOffice.org_project/401m5$Build-9714</meta:generator>
    <meta:document-statistic meta:table-count="2" meta:image-count="0" meta:object-count="0" meta:page-count="1" meta:paragraph-count="46" meta:word-count="58" meta:character-count="209"/>
  </office:meta>
</office:document-meta>
</file>